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1.117cm" fo:min-width="2.284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middle" draw:auto-grow-height="false" fo:min-height="1.083cm" fo:min-width="2.2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808080" draw:opacity="0%" draw:textarea-horizontal-align="justify" draw:textarea-vertical-align="middle" draw:auto-grow-height="false" fo:min-height="2.58cm" fo:min-width="2.33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7" style:family="graphic" style:parent-style-name="standard">
      <style:graphic-properties svg:stroke-color="#808080" draw:opacity="0%" draw:textarea-horizontal-align="justify" draw:textarea-vertical-align="middle" draw:auto-grow-height="false" fo:min-height="0.967cm" fo:min-width="2.316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style:font-name="Liberation Sans2" fo:font-size="24pt" style:font-name-asian="Liberation Sans1" style:font-size-asian="24pt" style:font-name-complex="Liberation Sans1" style:font-size-complex="24pt"/>
    </style:style>
    <style:style style:name="T4" style:family="text">
      <style:text-properties style:text-position="33% 58%" style:font-name="Liberation Sans2" fo:font-size="24pt" style:font-name-asian="Liberation Sans1" style:font-size-asian="24pt" style:font-name-complex="Liberation Sans1" style:font-size-complex="24pt"/>
    </style:style>
    <style:style style:name="T5" style:family="text">
      <style:text-properties style:text-position="0% 100%" style:font-name="Liberation Sans2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6cm" svg:height="1.931cm" svg:x="1.08cm" svg:y="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cm" svg:y1="1cm" svg:x2="1.079cm" svg:y2="4.872cm">
          <text:p/>
        </draw:line>
        <draw:line draw:style-name="gr2" draw:text-style-name="P2" draw:layer="layout" svg:x1="3cm" svg:y1="1cm" svg:x2="5cm" svg:y2="4.75cm">
          <text:p/>
        </draw:line>
        <draw:custom-shape draw:style-name="gr3" draw:text-style-name="P1" draw:layer="layout" svg:width="3.936cm" svg:height="1.931cm" svg:x="6.08cm" svg:y="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.053cm" svg:x2="6.066cm" svg:y2="4.915cm">
          <text:p/>
        </draw:line>
        <draw:line draw:style-name="gr2" draw:text-style-name="P2" draw:layer="layout" svg:x1="8cm" svg:y1="1.053cm" svg:x2="10cm" svg:y2="4.803cm">
          <text:p/>
        </draw:line>
        <draw:custom-shape draw:style-name="gr4" draw:text-style-name="P1" draw:layer="layout" svg:width="4cm" svg:height="4cm" svg:x="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5cm" svg:height="1.195cm" svg:x="5cm" svg:y="2.305cm">
          <draw:text-box>
            <text:p><text:span text:style-name="T1">+</text:span></text:p>
          </draw:text-box>
        </draw:frame>
        <draw:frame draw:style-name="gr5" draw:text-style-name="P3" draw:layer="layout" svg:width="1.25cm" svg:height="1.195cm" svg:x="10.25cm" svg:y="2.25cm">
          <draw:text-box>
            <text:p><text:span text:style-name="T1">=</text:span></text:p>
          </draw:text-box>
        </draw:frame>
        <draw:frame draw:style-name="gr6" draw:text-style-name="P3" draw:layer="layout" svg:width="3.25cm" svg:height="1.75cm" svg:x="12.5cm" svg:y="6.25cm">
          <draw:text-box>
            <text:p><text:span text:style-name="T1">4/3</text:span><text:span text:style-name="T2">π</text:span><text:span text:style-name="T3">r</text:span><text:span text:style-name="T4">3</text:span></text:p>
          </draw:text-box>
        </draw:frame>
        <draw:frame draw:style-name="gr6" draw:text-style-name="P3" draw:layer="layout" svg:width="3.25cm" svg:height="1.75cm" svg:x="1.5cm" svg:y="6.25cm">
          <draw:text-box>
            <text:p><text:span text:style-name="T2">2π</text:span><text:span text:style-name="T3">r</text:span><text:span text:style-name="T4">3 </text:span><text:span text:style-name="T5">/ 3</text:span></text:p>
          </draw:text-box>
        </draw:frame>
        <draw:custom-shape draw:style-name="gr7" draw:text-style-name="P1" draw:layer="layout" svg:width="3.982cm" svg:height="1.719cm" svg:x="12.018cm" svg:y="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08:50:50.355000000</meta:creation-date>
    <dc:date>2024-03-23T09:48:33.737000000</dc:date>
    <meta:editing-duration>PT46M45S</meta:editing-duration>
    <meta:editing-cycles>3</meta:editing-cycles>
    <meta:generator>LibreOffice/7.6.4.1$Windows_X86_64 LibreOffice_project/e19e193f88cd6c0525a17fb7a176ed8e6a3e2aa1</meta:generator>
    <meta:document-statistic meta:object-count="12"/>
  </office:meta>
</office:document-meta>
</file>